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ga Ultra Ping Pong Deluxe (M.U.P.P.D.) is a new look in the retro gaming era.</text:p>
      <text:p text:style-name="P1"/>
      <text:p text:style-name="P1">Its is a ping pong game with modifiers that completely changes the gameplay. <text:s/>They do things, like modifying the game physics or acting as power ups. You can configure which ones to appear in the game.</text:p>
      <text:p text:style-name="P1"/>
      <text:p text:style-name="P1">This version should work with all devices with Android 2.2 or higher. Keep in mind that M.U.P.P.D. <text:s/>still a beta. If you find a bug or the game does not work please email us before giving a negative rating, and we will try to fix as soon as possible. The final version will have more than 20 game modifiers and a lot of new features.</text:p>
      <text:p text:style-name="P1"/>
      <text:p text:style-name="P1">If you like please comment or rate!</text:p>
      <text:p text:style-name="P1"/>
      <text:p text:style-name="P1">This games supports 2 players if a multi-touch screen is used.</text:p>
      <text:p text:style-name="P1"/>
      <text:p text:style-name="P1">Fell free to send emails to express your suggestion or opinions. Any suggestion used in the game will be credited in the final version.</text:p>
      <text:p text:style-name="P1"/>
      <text:p text:style-name="P1">Thanks</text:p>
      <text:p text:style-name="P1"/>
      <text:p text:style-name="P1">email: <text:a xlink:type="simple" xlink:href="mailto:mindthegapgames@gmail.com">mindthegapgames@gmail.com</text:a></text:p>
      <text:p text:style-name="P1"/>
      <text:p text:style-name="P1"/>
      <text:p text:style-name="P1"/>
      <text:p text:style-name="P1">Mega Ultra Ping Pong Delux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6T16:11:45.31</meta:creation-date>
    <meta:generator>LibreOffice/3.5$Windows_x86 LibreOffice_project/7122e39-92ed229-498d286-15e43b4-d70da21</meta:generator>
    <dc:date>2012-11-06T17:10:54.90</dc:date>
    <meta:editing-duration>PT32M11S</meta:editing-duration>
    <meta:editing-cycles>5</meta:editing-cycles>
    <meta:document-statistic meta:table-count="0" meta:image-count="0" meta:object-count="0" meta:page-count="1" meta:paragraph-count="9" meta:word-count="166" meta:character-count="910" meta:non-whitespace-character-count="751"/>
  </office:meta>
</office:document-meta>
</file>